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73f1" officeooo:paragraph-rsid="000673f1"/>
    </style:style>
    <style:style style:name="P2" style:family="paragraph" style:parent-style-name="Standard">
      <style:text-properties officeooo:rsid="0006eef7" officeooo:paragraph-rsid="0006eef7"/>
    </style:style>
    <style:style style:name="P3" style:family="paragraph" style:parent-style-name="Standard">
      <style:text-properties officeooo:rsid="0006eef7" officeooo:paragraph-rsid="0006eef7"/>
    </style:style>
    <style:style style:name="P4" style:family="paragraph" style:parent-style-name="Standard">
      <style:text-properties officeooo:rsid="0008dbc5" officeooo:paragraph-rsid="0008dbc5"/>
    </style:style>
    <style:style style:name="P5" style:family="paragraph" style:parent-style-name="Standard">
      <style:text-properties officeooo:rsid="000d6d5c" officeooo:paragraph-rsid="000d6d5c"/>
    </style:style>
    <style:style style:name="P6" style:family="paragraph" style:parent-style-name="Standard">
      <style:text-properties officeooo:rsid="001dc4bb" officeooo:paragraph-rsid="000d8c7f"/>
    </style:style>
    <style:style style:name="P7" style:family="paragraph" style:parent-style-name="Standard">
      <style:text-properties officeooo:rsid="00197c09" officeooo:paragraph-rsid="000d8c7f"/>
    </style:style>
    <style:style style:name="P8" style:family="paragraph" style:parent-style-name="Standard">
      <style:text-properties officeooo:rsid="001b4de6" officeooo:paragraph-rsid="000d8c7f"/>
    </style:style>
    <style:style style:name="P9" style:family="paragraph" style:parent-style-name="Standard">
      <style:text-properties officeooo:rsid="000ef91c" officeooo:paragraph-rsid="000ef91c"/>
    </style:style>
    <style:style style:name="P10" style:family="paragraph" style:parent-style-name="Standard">
      <style:text-properties officeooo:rsid="00106390" officeooo:paragraph-rsid="00106390"/>
    </style:style>
    <style:style style:name="P11" style:family="paragraph" style:parent-style-name="Standard">
      <style:text-properties fo:font-weight="bold" officeooo:rsid="0008dbc5" officeooo:paragraph-rsid="0008dbc5" style:font-weight-asian="bold" style:font-weight-complex="bold"/>
    </style:style>
    <style:style style:name="P12" style:family="paragraph" style:parent-style-name="Standard" style:list-style-name="L1">
      <style:text-properties fo:font-weight="bold" officeooo:rsid="0008dbc5" officeooo:paragraph-rsid="0008dbc5" style:font-weight-asian="bold" style:font-weight-complex="bold"/>
    </style:style>
    <style:style style:name="P13" style:family="paragraph" style:parent-style-name="Standard">
      <style:text-properties fo:font-weight="bold" officeooo:rsid="000ef91c" officeooo:paragraph-rsid="000ef91c" style:font-weight-asian="bold" style:font-weight-complex="bold"/>
    </style:style>
    <style:style style:name="P14" style:family="paragraph" style:parent-style-name="Standard" style:list-style-name="L2">
      <style:text-properties fo:font-weight="bold" officeooo:rsid="000d8c7f" officeooo:paragraph-rsid="000d8c7f" style:font-weight-asian="bold" style:font-weight-complex="bold"/>
    </style:style>
    <style:style style:name="P15" style:family="paragraph" style:parent-style-name="Standard">
      <style:text-properties fo:font-size="15pt" fo:font-weight="bold" officeooo:rsid="0008dbc5" officeooo:paragraph-rsid="0008dbc5" style:font-size-asian="15pt" style:font-weight-asian="bold" style:font-size-complex="15pt" style:font-weight-complex="bold"/>
    </style:style>
    <style:style style:name="P16" style:family="paragraph" style:parent-style-name="Standard">
      <style:text-properties officeooo:rsid="00142f1f" officeooo:paragraph-rsid="00142f1f"/>
    </style:style>
    <style:style style:name="T1" style:family="text">
      <style:text-properties officeooo:rsid="000a2b17"/>
    </style:style>
    <style:style style:name="T2" style:family="text">
      <style:text-properties officeooo:rsid="000d8c7f"/>
    </style:style>
    <style:style style:name="T3" style:family="text">
      <style:text-properties officeooo:rsid="001aa9ad"/>
    </style:style>
    <style:style style:name="T4" style:family="text">
      <style:text-properties officeooo:rsid="001b4de6"/>
    </style:style>
    <style:style style:name="T5" style:family="text">
      <style:text-properties officeooo:rsid="000f4f67"/>
    </style:style>
    <style:style style:name="T6" style:family="text">
      <style:text-properties officeooo:rsid="00106390"/>
    </style:style>
    <style:style style:name="T7" style:family="text">
      <style:text-properties officeooo:rsid="00142f1f"/>
    </style:style>
    <style:style style:name="T8" style:family="text">
      <style:text-properties officeooo:rsid="00150b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ư tưởng Hồ Chí Minh</text:p>
      <text:p text:style-name="P1"/>
      <text:p text:style-name="P1">Bản chất: Hệ thống quan điểm toàn diện, sâu sắc</text:p>
      <text:p text:style-name="P1">+ về vấn đề cơ bản của CM VN</text:p>
      <text:p text:style-name="P1">+ phản ánh vấn đề có tính quy luật của CM VN</text:p>
      <text:p text:style-name="P1">+là nền tảng tư tưởng, kim chỉ nam của CM VN</text:p>
      <text:p text:style-name="P1"/>
      <text:p text:style-name="P2">Nguồn gốc:</text:p>
      <text:p text:style-name="P2">+Chủ nghĩa Mác Le-nin<text:line-break/>+Giá trị văn hóa dân tộc</text:p>
      <text:p text:style-name="P2">+Tinh hoa văn hóa nhân loại</text:p>
      <text:p text:style-name="P2"/>
      <text:p text:style-name="P2">Giá trị - ý nghĩa:</text:p>
      <text:p text:style-name="P2">+Tài sản tinh thần to lớn </text:p>
      <text:p text:style-name="P2">+mãi mãi soi đường cho sự nghiệp CM của nhân dân ta giành thắng lợ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CHƯƠNG 1</text:p>
      <text:p text:style-name="P4"/>
      <text:p text:style-name="P15">I Cơ sở hình thành tư tưởng HCM</text:p>
      <text:p text:style-name="P11"/>
      <text:p text:style-name="P11">1. Khách quan</text:p>
      <text:p text:style-name="P11">a/ Bối cảnh lịch sử</text:p>
      <text:list xml:id="list3229024913393081030" text:style-name="L1">
        <text:list-item>
          <text:p text:style-name="P12">Bối cảnh Lịch sử ( XIX - XX)</text:p>
        </text:list-item>
      </text:list>
      <text:p text:style-name="P4">-HCM sinh ra và lớn lên trong hoàn cảnh đất nước nhiều biến động</text:p>
      <text:p text:style-name="P4">-Nhà Nguyễn đầu hàng Pháp</text:p>
      <text:p text:style-name="P4">-Hệ tư tưởng phong kiến lỗi thời ( "Cần vương" thất bại )</text:p>
      <text:p text:style-name="P4">-Phân hóa giai cấp. Xuất hiện giai cấp mới. (do chính sách khai thác thuộc địa của Pháp)</text:p>
      <text:p text:style-name="P4"><text:tab/>+Công nhân</text:p>
      <text:p text:style-name="P4"><text:tab/>+Tư sản</text:p>
      <text:p text:style-name="P4"><text:tab/>+Tiểu tư sản </text:p>
      <text:p text:style-name="P4">-<text:span text:style-name="T1">Phong trào yêu nước nhân dân ta chuyển sang xu hướng dân chủ tư sản (tân thư, tân văn, tân báo, trào lưu cải cách ...)</text:span></text:p>
      <text:p text:style-name="P4">-<text:span text:style-name="T1">Phan Bội Châu (Đông Du), Phan Chu Trinh (Duy Tân) thất bại</text:span></text:p>
      <text:p text:style-name="P5">=&gt; Phong trào cứu nước của nhân dân ta muốn dành thắng lợi phải đi theo con đường mới.</text:p>
      <text:p text:style-name="P5"/>
      <text:list xml:id="list5864122309048607321" text:style-name="L2">
        <text:list-item>
          <text:p text:style-name="P14">Bối cảnh thời đại</text:p>
        </text:list-item>
      </text:list>
      <text:p text:style-name="P7">→<text:span text:style-name="T2">C</text:span>hủ nghĩa tư bản chuyển sang chủ nghĩa đế quốc </text:p>
      <text:p text:style-name="P7">→<text:span text:style-name="T2">P</text:span>hong <text:span text:style-name="T3">trào giải phóng dân tộc phát triển mạnh mẽ</text:span></text:p>
      <text:p text:style-name="P7">→<text:span text:style-name="T4"> Thắng lợi cm tháng 10 Nga (cách mạng tư sản kiểu mới – xóa bỏ chế độ phong kiến)</text:span></text:p>
      <text:p text:style-name="P8"><text:tab/>+ Lãnh đạo là giai cấp vô sản</text:p>
      <text:p text:style-name="P8"><text:tab/>+ Xây dựng chế độ cộng sản chủ nghĩa</text:p>
      <text:p text:style-name="P6"/>
      <text:p text:style-name="P6"><text:span text:style-name="T2">CM Nga</text:span> Tương đồng với CM Việt Nam</text:p>
      <text:p text:style-name="P6"><text:tab/>+xóa bỏ phong kiến</text:p>
      <text:p text:style-name="P6"><text:tab/>+ xây dựng <text:span text:style-name="T2">xã hội chủ nghĩa</text:span></text:p>
      <text:p text:style-name="P4"><text:tab/></text:p>
      <text:p text:style-name="P13">b/Tiền đề tư tưởng, lý luận</text:p>
      <text:p text:style-name="P9">- Giá trị truyền thống tốt đẹp của dân tộc VN</text:p>
      <text:p text:style-name="P9"><text:span text:style-name="T7"><text:tab/>+ Nhân nghĩa, đoàn kết (văn hóa lúa nước)<text:tab/></text:span></text:p>
      <text:p text:style-name="P16"><text:tab/>+ Tinh thần yêu nước</text:p>
      <text:p text:style-name="P16"><text:tab/></text:p>
      <text:p text:style-name="P9">- <text:span text:style-name="T5">Tinh hoa văn hóa nhân loại</text:span></text:p>
      <text:p text:style-name="P9"><text:span text:style-name="T7"><text:tab/>+ Văn hóa phương Đông (tam dân)</text:span></text:p>
      <text:p text:style-name="P16"><text:tab/>+ Văn hóa phương Tây <text:s/><text:span text:style-name="T8">(dân chủ)</text:span></text:p>
      <text:p text:style-name="P9"/>
      <text:p text:style-name="P9">- <text:span text:style-name="T5">Chủ nghĩa Mác Lê-nin. </text:span></text:p>
      <text:p text:style-name="P9"/>
      <text:p text:style-name="P13"><text:span text:style-name="T6">2. Chủ quan</text:span></text:p>
      <text:p text:style-name="P10">- Khả năng tư duy và trí tuệ của HCM</text:p>
      <text:p text:style-name="P10">- Phẩm chức đạo đức và năng lực hoạt động thực tiễ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9S</meta:editing-duration>
    <meta:editing-cycles>17</meta:editing-cycles>
    <meta:generator>LibreOffice/4.4.0.3$Windows_x86 LibreOffice_project/de093506bcdc5fafd9023ee680b8c60e3e0645d7</meta:generator>
    <dc:date>2015-04-16T13:02:25.108000000</dc:date>
    <meta:document-statistic meta:table-count="0" meta:image-count="0" meta:object-count="0" meta:page-count="2" meta:paragraph-count="48" meta:word-count="394" meta:character-count="1704" meta:non-whitespace-character-count="1338"/>
    <meta:user-defined meta:name="Info 1"/>
    <meta:user-defined meta:name="Info 2"/>
    <meta:user-defined meta:name="Info 3"/>
    <meta:user-defined meta:name="Info 4"/>
  </office:meta>
</office:document-meta>
</file>